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1408" officeooo:paragraph-rsid="001a14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 Scaling: Gaussian normalisation only on features(X) with no feature scaling on y values</text:p>
      <text:p text:style-name="P1">ResNet architecture with Batch Normalisation </text:p>
      <text:p text:style-name="P1">RELU activation in the final lay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1:17:06.003522193</meta:creation-date>
    <dc:date>2019-10-16T11:24:16.951055267</dc:date>
    <meta:editing-duration>PT7M12S</meta:editing-duration>
    <meta:editing-cycles>1</meta:editing-cycles>
    <meta:document-statistic meta:table-count="0" meta:image-count="0" meta:object-count="0" meta:page-count="1" meta:paragraph-count="3" meta:word-count="25" meta:character-count="174" meta:non-whitespace-character-count="151"/>
    <meta:generator>LibreOffice/5.1.6.2$Linux_X86_64 LibreOffice_project/10m0$Build-2</meta:generator>
  </office:meta>
</office:document-meta>
</file>